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argi-1.2b1" svg:font-family="Gargi-1.2b"/>
    <style:font-face style:name="Arial1" svg:font-family="Arial" style:font-family-generic="swiss"/>
    <style:font-face style:name="Open Sans" svg:font-family="'Open Sans'" style:font-family-generic="swiss"/>
    <style:font-face style:name="Arial" svg:font-family="Arial" style:font-family-generic="swiss" style:font-pitch="variable"/>
    <style:font-face style:name="Gargi-1.2b" svg:font-family="Gargi-1.2b" style:font-family-generic="system" style:font-pitch="variable"/>
    <style:font-face style:name="Source Han Sans Normal" svg:font-family="'Source Han Sans Normal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6967d" officeooo:paragraph-rsid="0006967d"/>
    </style:style>
    <style:style style:name="P2" style:family="paragraph" style:parent-style-name="Standard">
      <style:text-properties fo:font-style="italic" style:text-underline-style="none" officeooo:rsid="0006967d" officeooo:paragraph-rsid="0006967d" style:font-style-asian="italic" style:font-style-complex="italic"/>
    </style:style>
    <style:style style:name="P3" style:family="paragraph" style:parent-style-name="Standard">
      <style:text-properties fo:font-style="italic" style:text-underline-style="none" officeooo:rsid="0009f5ed" officeooo:paragraph-rsid="0009f5ed" style:font-style-asian="italic" style:font-style-complex="italic"/>
    </style:style>
    <style:style style:name="P4" style:family="paragraph" style:parent-style-name="Standard">
      <style:text-properties fo:font-style="normal" style:text-underline-style="none" officeooo:rsid="0006967d" officeooo:paragraph-rsid="0006967d" style:font-style-asian="normal" style:font-style-complex="normal"/>
    </style:style>
    <style:style style:name="P5" style:family="paragraph" style:parent-style-name="Standard">
      <style:text-properties fo:font-style="normal" style:text-underline-style="none" officeooo:rsid="0009f5ed" officeooo:paragraph-rsid="0009f5ed" style:font-style-asian="normal" style:font-style-complex="normal"/>
    </style:style>
    <style:style style:name="P6" style:family="paragraph" style:parent-style-name="Standard">
      <style:text-properties fo:font-style="normal" style:text-underline-style="none" officeooo:rsid="000bb1fb" officeooo:paragraph-rsid="000bb1fb" style:font-style-asian="normal" style:font-style-complex="normal"/>
    </style:style>
    <style:style style:name="P7" style:family="paragraph" style:parent-style-name="Standard">
      <style:text-properties fo:font-style="normal" style:text-underline-style="none" officeooo:rsid="000e5a7f" officeooo:paragraph-rsid="000e5a7f" style:font-style-asian="normal" style:font-style-complex="normal"/>
    </style:style>
    <style:style style:name="P8" style:family="paragraph" style:parent-style-name="Standard">
      <style:text-properties fo:font-style="normal" style:text-underline-style="none" officeooo:rsid="000ec869" officeooo:paragraph-rsid="000ec869" style:font-style-asian="normal" style:font-style-complex="normal"/>
    </style:style>
    <style:style style:name="P9" style:family="paragraph" style:parent-style-name="Standard">
      <style:text-properties fo:font-style="normal" style:text-underline-style="none" officeooo:rsid="000fb580" officeooo:paragraph-rsid="000fb580" style:font-style-asian="normal" style:font-style-complex="normal"/>
    </style:style>
    <style:style style:name="P10" style:family="paragraph" style:parent-style-name="Standard">
      <style:text-properties fo:font-style="normal" style:text-underline-style="none" officeooo:rsid="00108080" officeooo:paragraph-rsid="00108080" style:font-style-asian="normal" style:font-style-complex="normal"/>
    </style:style>
    <style:style style:name="P11" style:family="paragraph" style:parent-style-name="Standard">
      <style:text-properties fo:font-style="normal" style:text-underline-style="none" officeooo:rsid="0011a985" officeooo:paragraph-rsid="0011a985" style:font-style-asian="normal" style:font-style-complex="normal"/>
    </style:style>
    <style:style style:name="P12" style:family="paragraph" style:parent-style-name="Standard">
      <style:text-properties fo:font-style="normal" style:text-underline-style="none" officeooo:rsid="00144e28" officeooo:paragraph-rsid="00144e28" style:font-style-asian="normal" style:font-style-complex="normal"/>
    </style:style>
    <style:style style:name="P13" style:family="paragraph" style:parent-style-name="Standard">
      <style:text-properties fo:font-style="normal" style:text-underline-style="solid" style:text-underline-width="auto" style:text-underline-color="font-color" officeooo:rsid="0006967d" officeooo:paragraph-rsid="0006967d" style:font-style-asian="normal" style:font-style-complex="normal"/>
    </style:style>
    <style:style style:name="P14" style:family="paragraph" style:parent-style-name="Standard">
      <style:text-properties fo:font-style="normal" style:text-underline-style="solid" style:text-underline-width="auto" style:text-underline-color="font-color" officeooo:rsid="000b0754" officeooo:paragraph-rsid="000b0754" style:font-style-asian="normal" style:font-style-complex="normal"/>
    </style:style>
    <style:style style:name="P15" style:family="paragraph" style:parent-style-name="Standard">
      <style:text-properties fo:font-style="normal" style:text-underline-style="solid" style:text-underline-width="auto" style:text-underline-color="font-color" officeooo:rsid="000e5a7f" officeooo:paragraph-rsid="000e5a7f" style:font-style-asian="normal" style:font-style-complex="normal"/>
    </style:style>
    <style:style style:name="P16" style:family="paragraph" style:parent-style-name="Standard">
      <style:text-properties fo:font-style="normal" style:text-underline-style="solid" style:text-underline-width="auto" style:text-underline-color="font-color" officeooo:rsid="00108080" officeooo:paragraph-rsid="00108080" style:font-style-asian="normal" style:font-style-complex="normal"/>
    </style:style>
    <style:style style:name="P17" style:family="paragraph" style:parent-style-name="Standard">
      <style:text-properties fo:font-style="normal" style:text-underline-style="solid" style:text-underline-width="auto" style:text-underline-color="font-color" officeooo:rsid="00144e28" officeooo:paragraph-rsid="00144e28" style:font-style-asian="normal" style:font-style-complex="normal"/>
    </style:style>
    <style:style style:name="P18" style:family="paragraph" style:parent-style-name="Standard" style:list-style-name="L1">
      <style:text-properties style:text-underline-style="none" officeooo:rsid="0006967d" officeooo:paragraph-rsid="0006967d"/>
    </style:style>
    <style:style style:name="P19" style:family="paragraph" style:parent-style-name="Standard" style:list-style-name="L2">
      <style:text-properties fo:font-style="normal" style:text-underline-style="none" officeooo:rsid="0006967d" officeooo:paragraph-rsid="0006967d" style:font-style-asian="normal" style:font-style-complex="normal"/>
    </style:style>
    <style:style style:name="P20" style:family="paragraph" style:parent-style-name="Standard" style:list-style-name="L2">
      <style:text-properties fo:font-style="normal" style:text-underline-style="none" officeooo:rsid="000809f0" officeooo:paragraph-rsid="000809f0" style:font-style-asian="normal" style:font-style-complex="normal"/>
    </style:style>
    <style:style style:name="P21" style:family="paragraph" style:parent-style-name="Standard" style:list-style-name="L2">
      <style:text-properties fo:font-style="normal" style:text-underline-style="none" officeooo:rsid="0008a422" officeooo:paragraph-rsid="0008a422" style:font-style-asian="normal" style:font-style-complex="normal"/>
    </style:style>
    <style:style style:name="P22" style:family="paragraph" style:parent-style-name="Standard" style:list-style-name="L2">
      <style:text-properties fo:font-style="normal" style:text-underline-style="none" officeooo:rsid="0009f5ed" officeooo:paragraph-rsid="0009f5ed" style:font-style-asian="normal" style:font-style-complex="normal"/>
    </style:style>
    <style:style style:name="P23" style:family="paragraph" style:parent-style-name="Standard" style:list-style-name="L3">
      <style:text-properties fo:font-style="normal" style:text-underline-style="none" officeooo:rsid="000b0754" officeooo:paragraph-rsid="000b0754" style:font-style-asian="normal" style:font-style-complex="normal"/>
    </style:style>
    <style:style style:name="P24" style:family="paragraph" style:parent-style-name="Standard" style:list-style-name="L3">
      <style:text-properties fo:font-style="normal" style:text-underline-style="none" officeooo:rsid="000bb1fb" officeooo:paragraph-rsid="000bb1fb" style:font-style-asian="normal" style:font-style-complex="normal"/>
    </style:style>
    <style:style style:name="P25" style:family="paragraph" style:parent-style-name="Standard" style:list-style-name="L4">
      <style:text-properties fo:font-style="normal" style:text-underline-style="none" officeooo:rsid="000e5a7f" officeooo:paragraph-rsid="000e5a7f" style:font-style-asian="normal" style:font-style-complex="normal"/>
    </style:style>
    <style:style style:name="P26" style:family="paragraph" style:parent-style-name="Standard" style:list-style-name="L4">
      <style:text-properties fo:font-style="normal" style:text-underline-style="none" officeooo:rsid="000ec869" officeooo:paragraph-rsid="000ec869" style:font-style-asian="normal" style:font-style-complex="normal"/>
    </style:style>
    <style:style style:name="P27" style:family="paragraph" style:parent-style-name="Standard" style:list-style-name="L5">
      <style:text-properties fo:font-style="normal" style:text-underline-style="none" officeooo:rsid="000ec869" officeooo:paragraph-rsid="000ec869" style:font-style-asian="normal" style:font-style-complex="normal"/>
    </style:style>
    <style:style style:name="P28" style:family="paragraph" style:parent-style-name="Standard" style:list-style-name="L5">
      <style:text-properties fo:font-style="normal" style:text-underline-style="none" officeooo:rsid="000fb580" officeooo:paragraph-rsid="000fb580" style:font-style-asian="normal" style:font-style-complex="normal"/>
    </style:style>
    <style:style style:name="P29" style:family="paragraph" style:parent-style-name="Standard" style:list-style-name="L6">
      <style:text-properties fo:font-style="normal" style:text-underline-style="none" officeooo:rsid="00108080" officeooo:paragraph-rsid="00108080" style:font-style-asian="normal" style:font-style-complex="normal"/>
    </style:style>
    <style:style style:name="P30" style:family="paragraph" style:parent-style-name="Standard" style:list-style-name="L7">
      <style:text-properties fo:font-style="normal" style:text-underline-style="none" officeooo:rsid="00108080" officeooo:paragraph-rsid="00108080" style:font-style-asian="normal" style:font-style-complex="normal"/>
    </style:style>
    <style:style style:name="P31" style:family="paragraph" style:parent-style-name="Standard" style:list-style-name="L8">
      <style:text-properties fo:font-style="normal" style:text-underline-style="none" officeooo:rsid="00108080" officeooo:paragraph-rsid="00108080" style:font-style-asian="normal" style:font-style-complex="normal"/>
    </style:style>
    <style:style style:name="P32" style:family="paragraph" style:parent-style-name="Standard" style:list-style-name="L8">
      <style:text-properties fo:font-style="normal" style:text-underline-style="none" officeooo:rsid="0011a985" officeooo:paragraph-rsid="0011a985" style:font-style-asian="normal" style:font-style-complex="normal"/>
    </style:style>
    <style:style style:name="P33" style:family="paragraph" style:parent-style-name="Standard" style:list-style-name="L9">
      <style:text-properties fo:font-style="normal" style:text-underline-style="none" officeooo:rsid="00144e28" officeooo:paragraph-rsid="00144e28" style:font-style-asian="normal" style:font-style-complex="normal"/>
    </style:style>
    <style:style style:name="P34" style:family="paragraph" style:parent-style-name="Standard" style:list-style-name="L10">
      <style:text-properties fo:font-style="normal" style:text-underline-style="none" officeooo:rsid="00144e28" officeooo:paragraph-rsid="00144e28" style:font-style-asian="normal" style:font-style-complex="normal"/>
    </style:style>
    <style:style style:name="P35" style:family="paragraph" style:parent-style-name="Standard" style:list-style-name="L11">
      <style:text-properties fo:font-style="normal" style:text-underline-style="none" officeooo:rsid="00144e28" officeooo:paragraph-rsid="00144e28" style:font-style-asian="normal" style:font-style-complex="normal"/>
    </style:style>
    <style:style style:name="P36" style:family="paragraph" style:parent-style-name="Standard">
      <style:text-properties fo:font-style="normal" style:text-underline-style="none" officeooo:rsid="00144e28" officeooo:paragraph-rsid="00144e28" style:font-style-asian="normal" style:font-style-complex="normal"/>
    </style:style>
    <style:style style:name="P37" style:family="paragraph" style:parent-style-name="Standard" style:list-style-name="L12">
      <style:text-properties fo:font-style="normal" style:text-underline-style="none" officeooo:rsid="00144e28" officeooo:paragraph-rsid="00144e28" style:font-style-asian="normal" style:font-style-complex="normal"/>
    </style:style>
    <style:style style:name="P38" style:family="paragraph" style:parent-style-name="Standard" style:list-style-name="L13">
      <style:text-properties fo:font-style="normal" style:text-underline-style="none" officeooo:rsid="00144e28" officeooo:paragraph-rsid="00144e28" style:font-style-asian="normal" style:font-style-complex="normal"/>
    </style:style>
    <style:style style:name="P39" style:family="paragraph" style:parent-style-name="Standard">
      <style:text-properties fo:font-style="normal" style:text-underline-style="none" officeooo:rsid="001557f5" officeooo:paragraph-rsid="001557f5" style:font-style-asian="normal" style:font-style-complex="normal"/>
    </style:style>
    <style:style style:name="P40" style:family="paragraph" style:parent-style-name="Standard" style:list-style-name="L14">
      <style:text-properties fo:font-style="normal" style:text-underline-style="none" officeooo:rsid="001557f5" officeooo:paragraph-rsid="001557f5" style:font-style-asian="normal" style:font-style-complex="normal"/>
    </style:style>
    <style:style style:name="P41" style:family="paragraph" style:parent-style-name="Standard" style:list-style-name="L15">
      <style:text-properties fo:font-style="normal" style:text-underline-style="none" officeooo:rsid="001557f5" officeooo:paragraph-rsid="001557f5" style:font-style-asian="normal" style:font-style-complex="normal"/>
    </style:style>
    <style:style style:name="P42" style:family="paragraph" style:parent-style-name="Standard" style:list-style-name="L16">
      <style:text-properties fo:font-style="normal" style:text-underline-style="none" officeooo:rsid="001557f5" officeooo:paragraph-rsid="001557f5" style:font-style-asian="normal" style:font-style-complex="normal"/>
    </style:style>
    <style:style style:name="P43" style:family="paragraph" style:parent-style-name="Standard">
      <style:text-properties fo:font-style="normal" style:text-underline-style="solid" style:text-underline-width="auto" style:text-underline-color="font-color" officeooo:rsid="001521b4" officeooo:paragraph-rsid="001521b4" style:font-style-asian="normal" style:font-style-complex="normal"/>
    </style:style>
    <style:style style:name="P44" style:family="paragraph" style:parent-style-name="Standard" style:list-style-name="L3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08a422"/>
    </style:style>
    <style:style style:name="T3" style:family="text">
      <style:text-properties officeooo:rsid="000bb1f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ttle of Saratoga</text:p>
      <text:list xml:id="list5620082166276869089" text:style-name="L1">
        <text:list-item>
          <text:p text:style-name="P18">First major British defeat</text:p>
        </text:list-item>
        <text:list-item>
          <text:p text:style-name="P18">Resulted in the French helping the Americans</text:p>
        </text:list-item>
        <text:list-item>
          <text:p text:style-name="P18">Battle happened in a large open field</text:p>
        </text:list-item>
        <text:list-item>
          <text:p text:style-name="P18">British began to construct a camp on high ground while being attacked</text:p>
          <text:list>
            <text:list-item>
              <text:p text:style-name="P18">There were twice as many Americans than British at this point</text:p>
            </text:list-item>
          </text:list>
        </text:list-item>
        <text:list-item>
          <text:p text:style-name="P18">Burgoyne (the British general) surrendered with 6,000 men</text:p>
        </text:list-item>
      </text:list>
      <text:p text:style-name="P2">The Battle of Saratoga was the first major British defeat and it changed the outcome of the war.</text:p>
      <text:p text:style-name="P4"/>
      <text:p text:style-name="P13">Top 10 Deaths</text:p>
      <text:list xml:id="list5118331972493962307" text:style-name="L2">
        <text:list-item>
          <text:p text:style-name="P19">10 – John Ashe (1720 – 1781)</text:p>
          <text:list>
            <text:list-item>
              <text:p text:style-name="P19">Major in the Innes Militia</text:p>
            </text:list-item>
            <text:list-item>
              <text:p text:style-name="P19">Became a Major-General of the Partiot Army in 1778</text:p>
            </text:list-item>
          </text:list>
        </text:list-item>
        <text:list-item>
          <text:p text:style-name="P19">9 – James Caldwell (1734 – 1781)</text:p>
          <text:list>
            <text:list-item>
              <text:p text:style-name="P19">Princeton graduate</text:p>
            </text:list-item>
            <text:list-item>
              <text:p text:style-name="P19">Hessians burned his home and church multiple times</text:p>
            </text:list-item>
            <text:list-item>
              <text:p text:style-name="P19">Killed in 1781 by an American officer; was escorting someone, went to get a package and was shot cus...why not.</text:p>
            </text:list-item>
          </text:list>
        </text:list-item>
        <text:list-item>
          <text:p text:style-name="P19">8 – John Young (1740 – 1781)</text:p>
          <text:list>
            <text:list-item>
              <text:p text:style-name="P19">Captain in the Colonial Navy, commanded the <text:span text:style-name="T1">U.S.S. Independence</text:span></text:p>
            </text:list-item>
            <text:list-item>
              <text:p text:style-name="P19">Won multiple naval battles</text:p>
            </text:list-item>
            <text:list-item>
              <text:p text:style-name="P19">Gets command of the <text:span text:style-name="T1">Saratoga</text:span></text:p>
            </text:list-item>
            <text:list-item>
              <text:p text:style-name="P19">Captures lots of British ships</text:p>
            </text:list-item>
            <text:list-item>
              <text:p text:style-name="P19">His ship was blown off course by a storm and was lost at sea</text:p>
            </text:list-item>
          </text:list>
        </text:list-item>
        <text:list-item>
          <text:p text:style-name="P20">7 – <text:span text:style-name="T2">James Hogun (? - 1781)</text:span></text:p>
          <text:list>
            <text:list-item>
              <text:p text:style-name="P21">Fought with Washington</text:p>
            </text:list-item>
            <text:list-item>
              <text:p text:style-name="P21">Lost a lot but was great at rallying troops</text:p>
            </text:list-item>
            <text:list-item>
              <text:p text:style-name="P21">Got captured, was offered parole but wouldn't leave without his troops</text:p>
            </text:list-item>
            <text:list-item>
              <text:p text:style-name="P21">Died in prison of disease or starvation</text:p>
            </text:list-item>
          </text:list>
        </text:list-item>
        <text:list-item>
          <text:p text:style-name="P21">6 – Lambert Wickes (1735 – 1777)</text:p>
          <text:list>
            <text:list-item>
              <text:p text:style-name="P21">Naval officer</text:p>
            </text:list-item>
            <text:list-item>
              <text:p text:style-name="P21">Sails to Ireland and takes 18 British ships along the way</text:p>
            </text:list-item>
            <text:list-item>
              <text:p text:style-name="P21">Chased by a British ship and is forced to abandon his guns to get away</text:p>
            </text:list-item>
            <text:list-item>
              <text:p text:style-name="P21">Lost at sea</text:p>
            </text:list-item>
          </text:list>
        </text:list-item>
        <text:list-item>
          <text:p text:style-name="P21">5 – Button Gwinnett (1735 – 1777) </text:p>
          <text:list>
            <text:list-item>
              <text:p text:style-name="P21">Born in England but settled in Georgia</text:p>
            </text:list-item>
            <text:list-item>
              <text:p text:style-name="P21">He was the “President” of Georgia</text:p>
            </text:list-item>
            <text:list-item>
              <text:p text:style-name="P21">Was not liked by conservatives</text:p>
            </text:list-item>
            <text:list-item>
              <text:p text:style-name="P21">Died from wounds gotten in a dual with Lachlan McIntosh</text:p>
            </text:list-item>
          </text:list>
        </text:list-item>
        <text:list-item>
          <text:p text:style-name="P21">4 – White Eyes (1730 – 1778)</text:p>
          <text:list>
            <text:list-item>
              <text:p text:style-name="P21">Native American chief of a tribe from Delaware</text:p>
            </text:list-item>
            <text:list-item>
              <text:p text:style-name="P21">Was deceived into signing the treaty of alliance with the American Confederation</text:p>
            </text:list-item>
            <text:list-item>
              <text:p text:style-name="P21">Was murdered by American soldiers in the woods, the Americans convinced his tribe that he died of smallpox</text:p>
            </text:list-item>
          </text:list>
        </text:list-item>
        <text:list-item>
          <text:p text:style-name="P21"><text:soft-page-break/>3 – Jane McCrea (1753 – 1777)</text:p>
          <text:list>
            <text:list-item>
              <text:p text:style-name="P21">Husband was a Tory</text:p>
            </text:list-item>
            <text:list-item>
              <text:p text:style-name="P21">McCrea was going to Fort Edward to meet her fiancee</text:p>
            </text:list-item>
            <text:list-item>
              <text:p text:style-name="P21">Arrived at the fort early</text:p>
            </text:list-item>
            <text:list-item>
              <text:p text:style-name="P21">Captured by Indian scouts</text:p>
            </text:list-item>
            <text:list-item>
              <text:p text:style-name="P21">She was possibly killed by Native Americans, but she also had bullet holes in her body so she may have been killed by the British</text:p>
            </text:list-item>
          </text:list>
        </text:list-item>
        <text:list-item>
          <text:p text:style-name="P21">2 – William Phillips (1731 – 1781)</text:p>
          <text:list>
            <text:list-item>
              <text:p text:style-name="P21">British war general</text:p>
            </text:list-item>
            <text:list-item>
              <text:p text:style-name="P22">Was captured and imprisoned after Saratoga</text:p>
            </text:list-item>
            <text:list-item>
              <text:p text:style-name="P22">Wins several battles</text:p>
            </text:list-item>
            <text:list-item>
              <text:p text:style-name="P22">Dies of either malaria or typhus when coming back from one of his campaigns</text:p>
            </text:list-item>
          </text:list>
        </text:list-item>
        <text:list-item>
          <text:p text:style-name="P22">1 – Richard Montgomery (1736 – 1775)</text:p>
          <text:list>
            <text:list-item>
              <text:p text:style-name="P22">Fought for British during French and Indian War</text:p>
            </text:list-item>
            <text:list-item>
              <text:p text:style-name="P22">Appointed as a Brigadier General</text:p>
            </text:list-item>
            <text:list-item>
              <text:p text:style-name="P22">Took forts on the Richelieu River</text:p>
            </text:list-item>
            <text:list-item>
              <text:p text:style-name="P22">He was met by artillery fire on the march and was killed</text:p>
            </text:list-item>
          </text:list>
        </text:list-item>
      </text:list>
      <text:p text:style-name="P3">Killing Jane McCrea had major repercussions for the Native Americans</text:p>
      <text:p text:style-name="P5"/>
      <text:p text:style-name="P14">Top 10 Battles of the American Revolution</text:p>
      <text:list xml:id="list6766909742211416762" text:style-name="L3">
        <text:list-item>
          <text:p text:style-name="P23">10 – Siege of Charleston (1780)</text:p>
          <text:list>
            <text:list-item>
              <text:p text:style-name="P23">Americans offered to surrender if no Americans were harmed, but British said no</text:p>
            </text:list-item>
            <text:list-item>
              <text:p text:style-name="P23">Americans eventually gave up, surrendering 5500 soldiers</text:p>
            </text:list-item>
          </text:list>
        </text:list-item>
        <text:list-item>
          <text:p text:style-name="P23">9 – Battle of Cowpens</text:p>
          <text:list>
            <text:list-item>
              <text:p text:style-name="P23">Americans fired twice and then left</text:p>
            </text:list-item>
            <text:list-item>
              <text:p text:style-name="P23">British followed them and were ambushed, losing 800 men (8 times as many as the Americans)</text:p>
            </text:list-item>
          </text:list>
        </text:list-item>
        <text:list-item>
          <text:p text:style-name="P23">8 – Battle of Camden</text:p>
          <text:list>
            <text:list-item>
              <text:p text:style-name="P23">General Gates chose to attack the British with many wounded men</text:p>
            </text:list-item>
            <text:list-item>
              <text:p text:style-name="P23">Gates got owned...was removed after this battle</text:p>
            </text:list-item>
          </text:list>
        </text:list-item>
        <text:list-item>
          <text:p text:style-name="P23">7 – Battle of Quebec</text:p>
          <text:list>
            <text:list-item>
              <text:p text:style-name="P23">Two American armies attacked Quebec</text:p>
            </text:list-item>
            <text:list-item>
              <text:p text:style-name="P23">The British was able to hold of the Americans from the walls of Quebec</text:p>
            </text:list-item>
            <text:list-item>
              <text:p text:style-name="P23">Richard Montgomery was shot in the face by a cannon and was the first casualty of the war</text:p>
            </text:list-item>
            <text:list-item>
              <text:p text:style-name="P23">By failing to take Canada, the Americans lost much support that they could have gotten</text:p>
            </text:list-item>
          </text:list>
        </text:list-item>
        <text:list-item>
          <text:p text:style-name="P23">6 – Battle of Trenton</text:p>
          <text:list>
            <text:list-item>
              <text:p text:style-name="P23">Washington led the Americans against the drunk Hessians and was the first major win by the Americans</text:p>
            </text:list-item>
          </text:list>
        </text:list-item>
        <text:list-item>
          <text:p text:style-name="P23">5 – Battle of Bunker Hill</text:p>
          <text:list>
            <text:list-item>
              <text:p text:style-name="P23">Americans fired on the British with great affect</text:p>
            </text:list-item>
            <text:list-item>
              <text:p text:style-name="P23">British lost many many casualties but technically won the battle</text:p>
            </text:list-item>
          </text:list>
          <text:p text:style-name="P44"/>
        </text:list-item>
        <text:list-item>
          <text:p text:style-name="P23"><text:soft-page-break/>4 – Battles of Ticonderoga</text:p>
          <text:list>
            <text:list-item>
              <text:p text:style-name="P23">The Americans attacked Fort Ticonderoga and took it for a major gain of supplies</text:p>
            </text:list-item>
            <text:list-item>
              <text:p text:style-name="P23">They won</text:p>
            </text:list-item>
            <text:list-item>
              <text:p text:style-name="P23">Later, the British attacked Fort Ticonderoga and the Americans were forced to evacuate</text:p>
            </text:list-item>
          </text:list>
        </text:list-item>
        <text:list-item>
          <text:p text:style-name="P23">3 – Battles of Lexington and Concord</text:p>
          <text:list>
            <text:list-item>
              <text:p text:style-name="P23">Both happened on April 19, 1775</text:p>
            </text:list-item>
            <text:list-item>
              <text:p text:style-name="P23">British were going after an arms cache in Concord</text:p>
            </text:list-item>
            <text:list-item>
              <text:p text:style-name="P23">Minutemen in Lexington intercepted them</text:p>
            </text:list-item>
            <text:list-item>
              <text:p text:style-name="P23">This battle was the start of the Revolution</text:p>
            </text:list-item>
          </text:list>
        </text:list-item>
        <text:list-item>
          <text:p text:style-name="P23">2 – Battle of Yorktown</text:p>
          <text:list>
            <text:list-item>
              <text:p text:style-name="P23">Important win for the Americans</text:p>
            </text:list-item>
            <text:list-item>
              <text:p text:style-name="P23">With the help of the French, the Americans surrounded the British</text:p>
            </text:list-item>
            <text:list-item>
              <text:p text:style-name="P23">Cornwallis was eventually forced to surrender</text:p>
            </text:list-item>
            <text:list-item>
              <text:p text:style-name="P23">This battle ended the Revolution</text:p>
            </text:list-item>
          </text:list>
        </text:list-item>
        <text:list-item>
          <text:p text:style-name="P23">1 – <text:span text:style-name="T3">Battles of Saratoga</text:span></text:p>
          <text:list>
            <text:list-item>
              <text:p text:style-name="P24">Battle of Freeman's Farm</text:p>
              <text:list>
                <text:list-item>
                  <text:p text:style-name="P24">Burgoyne was supposed to be meeting Howe, but Howe never showed</text:p>
                </text:list-item>
                <text:list-item>
                  <text:p text:style-name="P24">Burgoyne won the battle but took heavy losses</text:p>
                </text:list-item>
              </text:list>
            </text:list-item>
            <text:list-item>
              <text:p text:style-name="P24">Battle of Bemis Heights</text:p>
              <text:list>
                <text:list-item>
                  <text:p text:style-name="P24">Burgoyne continued marching south</text:p>
                </text:list-item>
                <text:list-item>
                  <text:p text:style-name="P24">Were forced back to their camp</text:p>
                </text:list-item>
                <text:list-item>
                  <text:p text:style-name="P24">Benedict Arnold forced them to surrender</text:p>
                </text:list-item>
              </text:list>
            </text:list-item>
          </text:list>
        </text:list-item>
      </text:list>
      <text:p text:style-name="P6"/>
      <text:p text:style-name="P15">Art of the Revolution</text:p>
      <text:p text:style-name="P7">Portrayal of Revolutionaries</text:p>
      <text:list xml:id="list992286092091140565" text:style-name="L4">
        <text:list-item>
          <text:p text:style-name="P25">American Portrayal</text:p>
          <text:list>
            <text:list-item>
              <text:p text:style-name="P26">Very stoic and gallant</text:p>
            </text:list-item>
            <text:list-item>
              <text:p text:style-name="P26">Still cheering on other soldiers as they die</text:p>
            </text:list-item>
            <text:list-item>
              <text:p text:style-name="P26">Strong feeling of patriotism</text:p>
            </text:list-item>
          </text:list>
        </text:list-item>
        <text:list-item>
          <text:p text:style-name="P26">British Portrayal</text:p>
          <text:list>
            <text:list-item>
              <text:p text:style-name="P26">Have the Bostonians trapped in a cage and hanging from the Liberty Tree</text:p>
            </text:list-item>
            <text:list-item>
              <text:p text:style-name="P26">Somewhat animalistic</text:p>
            </text:list-item>
            <text:list-item>
              <text:p text:style-name="P26">The British act like they have the Americans in the bag</text:p>
            </text:list-item>
          </text:list>
        </text:list-item>
      </text:list>
      <text:p text:style-name="P8">Portrayal of Washington</text:p>
      <text:list xml:id="list1060191614278440786" text:style-name="L5">
        <text:list-item>
          <text:p text:style-name="P28">Picture 1</text:p>
          <text:list>
            <text:list-item>
              <text:p text:style-name="P27">Looks very gallant</text:p>
            </text:list-item>
            <text:list-item>
              <text:p text:style-name="P27">Shows that he had support, but gives him full credit for winning</text:p>
            </text:list-item>
          </text:list>
        </text:list-item>
        <text:list-item>
          <text:p text:style-name="P28">Picture 2</text:p>
          <text:list>
            <text:list-item>
              <text:p text:style-name="P28">He is the one light thing in a dark picture</text:p>
            </text:list-item>
            <text:list-item>
              <text:p text:style-name="P28">He has a flowing robe and looks regal</text:p>
            </text:list-item>
            <text:list-item>
              <text:p text:style-name="P28">Is “blessing” children</text:p>
            </text:list-item>
          </text:list>
        </text:list-item>
        <text:list-item>
          <text:p text:style-name="P28">Picture 3</text:p>
          <text:list>
            <text:list-item>
              <text:p text:style-name="P28">Washington is ready to fight </text:p>
            </text:list-item>
            <text:list-item>
              <text:p text:style-name="P28"><text:soft-page-break/>He's at the head of the battle</text:p>
            </text:list-item>
            <text:list-item>
              <text:p text:style-name="P28">Lots of dead redcoats in front of Washington</text:p>
            </text:list-item>
          </text:list>
        </text:list-item>
      </text:list>
      <text:p text:style-name="P9"/>
      <text:p text:style-name="P16">Viewpoints of the Revolution</text:p>
      <text:p text:style-name="P10">Parties: </text:p>
      <text:list xml:id="list7688412324834389824" text:style-name="L6">
        <text:list-item>
          <text:p text:style-name="P29">Patriots</text:p>
          <text:list>
            <text:list-item>
              <text:p text:style-name="P29">30% of population</text:p>
            </text:list-item>
            <text:list-item>
              <text:p text:style-name="P29">Really wanted a revolution</text:p>
            </text:list-item>
            <text:list-item>
              <text:p text:style-name="P29">Hated Loyalists and thought they were traitors</text:p>
            </text:list-item>
            <text:list-item>
              <text:p text:style-name="P29">Mostly lived in Massachusetts</text:p>
            </text:list-item>
          </text:list>
        </text:list-item>
        <text:list-item>
          <text:p text:style-name="P29">Loyalists</text:p>
          <text:list>
            <text:list-item>
              <text:p text:style-name="P29">Loyal to England</text:p>
            </text:list-item>
            <text:list-item>
              <text:p text:style-name="P29">30% of population</text:p>
            </text:list-item>
            <text:list-item>
              <text:p text:style-name="P29">Thought Patriots were traitors</text:p>
            </text:list-item>
            <text:list-item>
              <text:p text:style-name="P29">Mostly in NY, NJ, PN</text:p>
            </text:list-item>
          </text:list>
        </text:list-item>
        <text:list-item>
          <text:p text:style-name="P29">Native Americans</text:p>
          <text:list>
            <text:list-item>
              <text:p text:style-name="P29">Didn't understand the concept of land ownership</text:p>
            </text:list-item>
            <text:list-item>
              <text:p text:style-name="P29">Patriots wanted Native Americans to remain neutral</text:p>
            </text:list-item>
            <text:list-item>
              <text:p text:style-name="P29">Many of them ended up allying with the British</text:p>
            </text:list-item>
          </text:list>
        </text:list-item>
      </text:list>
      <text:p text:style-name="P10">Turning Points:</text:p>
      <text:list xml:id="list3299286880653328068" text:style-name="L7">
        <text:list-item>
          <text:p text:style-name="P30">Boston Massacre</text:p>
          <text:list>
            <text:list-item>
              <text:p text:style-name="P30">Used as propaganda</text:p>
            </text:list-item>
            <text:list-item>
              <text:p text:style-name="P30">Blown far out of proportion</text:p>
            </text:list-item>
          </text:list>
        </text:list-item>
        <text:list-item>
          <text:p text:style-name="P30">Lexington and Concord</text:p>
          <text:list>
            <text:list-item>
              <text:p text:style-name="P30">Demonstrated brutality of British</text:p>
            </text:list-item>
            <text:list-item>
              <text:p text:style-name="P30">Also used as propaganda</text:p>
            </text:list-item>
          </text:list>
        </text:list-item>
        <text:list-item>
          <text:p text:style-name="P30">Common Sense</text:p>
          <text:list>
            <text:list-item>
              <text:p text:style-name="P30">Written by Thomas Paine</text:p>
            </text:list-item>
            <text:list-item>
              <text:p text:style-name="P30">100,000 copies were distributed</text:p>
            </text:list-item>
            <text:list-item>
              <text:p text:style-name="P30">Helped sway the 40% of the population that was undecided towards the Patriots</text:p>
            </text:list-item>
          </text:list>
        </text:list-item>
        <text:list-item>
          <text:p text:style-name="P30">The Ring Fight</text:p>
          <text:list>
            <text:list-item>
              <text:p text:style-name="P30">Failed Cherokee ambush on Patriots</text:p>
            </text:list-item>
            <text:list-item>
              <text:p text:style-name="P30">The Americans killed many Native Americans and showed them how dangerous the Americans could be</text:p>
            </text:list-item>
          </text:list>
        </text:list-item>
        <text:list-item>
          <text:p text:style-name="P30">French Alliance</text:p>
          <text:list>
            <text:list-item>
              <text:p text:style-name="P30">Result of the Battle of Saratoga</text:p>
            </text:list-item>
            <text:list-item>
              <text:p text:style-name="P30">Unified Patriots</text:p>
            </text:list-item>
            <text:list-item>
              <text:p text:style-name="P30">Helped Americans immensely</text:p>
            </text:list-item>
          </text:list>
        </text:list-item>
        <text:list-item>
          <text:p text:style-name="P30">King's Mountain</text:p>
          <text:list>
            <text:list-item>
              <text:p text:style-name="P30">Took place in South Carolina</text:p>
            </text:list-item>
            <text:list-item>
              <text:p text:style-name="P30">Was a Patriot attack on Loyalist soldiers</text:p>
            </text:list-item>
            <text:list-item>
              <text:p text:style-name="P30">Patriots won in just over an hour, and the British never showed up to help the Loyalists</text:p>
            </text:list-item>
          </text:list>
        </text:list-item>
      </text:list>
      <text:p text:style-name="P10">Post-War Views:</text:p>
      <text:list xml:id="list8722984516971525241" text:style-name="L8">
        <text:list-item>
          <text:p text:style-name="P31">Patriots</text:p>
          <text:list>
            <text:list-item>
              <text:p text:style-name="P31"><text:soft-page-break/>Gained independence</text:p>
            </text:list-item>
            <text:list-item>
              <text:p text:style-name="P31">Skeptical of Treaty of Paris</text:p>
            </text:list-item>
            <text:list-item>
              <text:p text:style-name="P31">Strengthened government</text:p>
            </text:list-item>
          </text:list>
        </text:list-item>
        <text:list-item>
          <text:p text:style-name="P31">Loyalists</text:p>
          <text:list>
            <text:list-item>
              <text:p text:style-name="P31">Many left America</text:p>
            </text:list-item>
            <text:list-item>
              <text:p text:style-name="P31">Resettled in Canada and Britain</text:p>
            </text:list-item>
          </text:list>
        </text:list-item>
        <text:list-item>
          <text:p text:style-name="P32">Native Americans</text:p>
          <text:list>
            <text:list-item>
              <text:p text:style-name="P32">Iroquois confederacy broke apart</text:p>
            </text:list-item>
            <text:list-item>
              <text:p text:style-name="P32">Split between Americans and British</text:p>
            </text:list-item>
            <text:list-item>
              <text:p text:style-name="P32">Lost lots of land </text:p>
            </text:list-item>
          </text:list>
        </text:list-item>
      </text:list>
      <text:p text:style-name="P11"/>
      <text:p text:style-name="P17">Colonial Blunders</text:p>
      <text:p text:style-name="P12">George Washington</text:p>
      <text:list xml:id="list6026943324413176045" text:style-name="L9">
        <text:list-item>
          <text:p text:style-name="P33">Chosen for his radical leanings</text:p>
        </text:list-item>
        <text:list-item>
          <text:p text:style-name="P33">“Agreeable”</text:p>
        </text:list-item>
        <text:list-item>
          <text:p text:style-name="P33">Looked very young</text:p>
        </text:list-item>
        <text:list-item>
          <text:p text:style-name="P33">Rumors of greatness</text:p>
        </text:list-item>
        <text:list-item>
          <text:p text:style-name="P33">He sucked at execution despite his good planning</text:p>
        </text:list-item>
      </text:list>
      <text:p text:style-name="P12">Battle of Quebec</text:p>
      <text:list xml:id="list4552589787876366150" text:style-name="L10">
        <text:list-item>
          <text:p text:style-name="P34">When the Americans attacked they were surrounded by the Canadians, and were forced to surrender</text:p>
        </text:list-item>
      </text:list>
      <text:p text:style-name="P12">Battle of Long Island</text:p>
      <text:list xml:id="list2926405372278649461" text:style-name="L11">
        <text:list-item>
          <text:p text:style-name="P35">Washington positioned his army in the wrong place</text:p>
        </text:list-item>
        <text:list-item>
          <text:p text:style-name="P35">Moved a little too late, but was able to mistake due to British error</text:p>
        </text:list-item>
        <text:list-item>
          <text:p text:style-name="P35">If either General had been different there would have been a real win</text:p>
        </text:list-item>
      </text:list>
      <text:p text:style-name="P12">Battle of Brandywine</text:p>
      <text:list xml:id="list7715053846102278037" text:style-name="L12">
        <text:list-item>
          <text:p text:style-name="P37">Washington was surrounded by Howe's army</text:p>
        </text:list-item>
        <text:list-item>
          <text:p text:style-name="P37">Told his troops to retreat</text:p>
        </text:list-item>
        <text:list-item>
          <text:p text:style-name="P37">Got surrounded</text:p>
        </text:list-item>
      </text:list>
      <text:p text:style-name="P12">Battle of Germantown</text:p>
      <text:list xml:id="list3916015075693070019" text:style-name="L13">
        <text:list-item>
          <text:p text:style-name="P38">Washington was greatly outnumbered</text:p>
        </text:list-item>
        <text:list-item>
          <text:p text:style-name="P38">Had a super ambitious plan but couldn't pull it off</text:p>
        </text:list-item>
      </text:list>
      <text:p text:style-name="P12"/>
      <text:p text:style-name="P43">Most Important Figures of the Revolution</text:p>
      <text:p text:style-name="P39">Patrick Henry</text:p>
      <text:list xml:id="list8487679322664744347" text:style-name="L14">
        <text:list-item>
          <text:p text:style-name="P40">“Give me liberty or give me death!”</text:p>
        </text:list-item>
      </text:list>
      <text:p text:style-name="P39">Benedict Arnold</text:p>
      <text:list xml:id="list3454774093786851406" text:style-name="L15">
        <text:list-item>
          <text:p text:style-name="P41">Traitor from America to Britain</text:p>
        </text:list-item>
        <text:list-item>
          <text:p text:style-name="P41">Helped in many major battles</text:p>
        </text:list-item>
      </text:list>
      <text:p text:style-name="P39">Thomas Jefferson</text:p>
      <text:list xml:id="list5871652256707344146" text:style-name="L16">
        <text:list-item>
          <text:p text:style-name="P42">Wrote many important documents</text:p>
        </text:list-item>
        <text:list-item>
          <text:p text:style-name="P42">Weak speaker</text:p>
        </text:list-item>
        <text:list-item>
          <text:p text:style-name="P4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Gargi-1.2b1" svg:font-family="Gargi-1.2b"/>
    <style:font-face style:name="Arial1" svg:font-family="Arial" style:font-family-generic="swiss"/>
    <style:font-face style:name="Open Sans" svg:font-family="'Open Sans'" style:font-family-generic="swiss"/>
    <style:font-face style:name="Arial" svg:font-family="Arial" style:font-family-generic="swiss" style:font-pitch="variable"/>
    <style:font-face style:name="Gargi-1.2b" svg:font-family="Gargi-1.2b" style:font-family-generic="system" style:font-pitch="variable"/>
    <style:font-face style:name="Source Han Sans Normal" svg:font-family="'Source Han Sans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Open Sans" fo:font-size="11pt" fo:language="en" fo:country="US" style:letter-kerning="true" style:font-name-asian="Source Han Sans Normal" style:font-size-asian="10.5pt" style:language-asian="zh" style:country-asian="CN" style:font-name-complex="Gargi-1.2b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Open Sans" fo:font-size="11pt" fo:language="en" fo:country="US" style:letter-kerning="true" style:font-name-asian="Source Han Sans Normal" style:font-size-asian="10.5pt" style:language-asian="zh" style:country-asian="CN" style:font-name-complex="Gargi-1.2b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ource Han Sans Normal" style:font-family-asian="'Source Han Sans Normal'" style:font-family-generic-asian="system" style:font-pitch-asian="variable" style:font-size-asian="14pt" style:font-name-complex="Gargi-1.2b" style:font-family-complex="Gargi-1.2b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1" fo:font-family="Arial" style:font-family-generic="swiss" fo:font-size="12pt" style:font-size-asian="12pt" style:font-name-complex="Gargi-1.2b1" style:font-family-complex="Gargi-1.2b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1" fo:font-family="Arial" style:font-family-generic="swiss" fo:font-size="12pt" fo:font-style="italic" style:font-size-asian="12pt" style:font-style-asian="italic" style:font-name-complex="Gargi-1.2b1" style:font-family-complex="Gargi-1.2b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family-generic="swiss" fo:font-size="12pt" style:font-size-asian="12pt" style:font-name-complex="Gargi-1.2b1" style:font-family-complex="Gargi-1.2b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3T10:53:16.331024177</meta:creation-date>
    <dc:date>2014-10-08T18:07:49.678584411</dc:date>
    <meta:editing-duration>PT7H1M44S</meta:editing-duration>
    <meta:editing-cycles>16</meta:editing-cycles>
    <meta:generator>LibreOffice/4.3.2.2.0$Linux_X86_64 LibreOffice_project/430m0$Build-2</meta:generator>
    <meta:document-statistic meta:table-count="0" meta:image-count="0" meta:object-count="0" meta:page-count="5" meta:paragraph-count="203" meta:word-count="1434" meta:character-count="7568" meta:non-whitespace-character-count="6483"/>
  </office:meta>
</office:document-meta>
</file>